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ZF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ode multiplexeur P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t</text:p>
          </table:table-cell>
          <table:table-cell table:style-name="ce2" office:value-type="string" calcext:value-type="string">
            <text:p>0 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ut</text:p>
          </table:table-cell>
          <table:table-cell table:style-name="ce2" office:value-type="string" calcext:value-type="string">
            <text:p>0 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struct suiv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X = on s'en branle</text:p>
          </table:table-cell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 style:data-style-name="N2" text:time-value="11:34:59.479933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ric </meta:initial-creator>
    <meta:creation-date>2014-12-08T20:36:56.989159788</meta:creation-date>
    <dc:date>2014-12-09T11:38:57.395877254</dc:date>
    <meta:editing-duration>PT23M43S</meta:editing-duration>
    <meta:editing-cycles>4</meta:editing-cycles>
    <meta:generator>LibreOffice/4.3.3.2$Linux_X86_64 LibreOffice_project/430m0$Build-2</meta:generator>
    <meta:document-statistic meta:table-count="1" meta:cell-count="98" meta:object-count="0"/>
  </office:meta>
</office:document-meta>
</file>